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C100000148BDB3D878.png"/>
  <manifest:file-entry manifest:media-type="image/png" manifest:full-path="Pictures/10000000000002EF0000015F55A8BB1A.png"/>
  <manifest:file-entry manifest:media-type="image/png" manifest:full-path="Pictures/10000000000005E2000002296F921729.png"/>
  <manifest:file-entry manifest:media-type="image/png" manifest:full-path="Pictures/1000000000000561000001E17689DE73.png"/>
  <manifest:file-entry manifest:media-type="image/png" manifest:full-path="Pictures/1000000000000692000002CC487F2EEB.png"/>
  <manifest:file-entry manifest:media-type="image/png" manifest:full-path="Pictures/10000000000008BA000002EBB9AFC4B5.png"/>
  <manifest:file-entry manifest:media-type="image/png" manifest:full-path="Pictures/10000000000006C800000218DC207A4C.png"/>
  <manifest:file-entry manifest:media-type="image/png" manifest:full-path="Pictures/10000000000002510000022AA56EA0AB.png"/>
  <manifest:file-entry manifest:media-type="image/png" manifest:full-path="Pictures/10000000000008E9000001B06D230C53.png"/>
  <manifest:file-entry manifest:media-type="image/png" manifest:full-path="Pictures/10000000000006230000032BE147823C.png"/>
  <manifest:file-entry manifest:media-type="image/png" manifest:full-path="Pictures/100000000000092B00000280E0373B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fik1" text:anchor-type="paragraph" svg:x="-1.427cm" svg:y="0.91cm" svg:width="20.279cm" svg:height="6.772cm" draw:z-index="0"><draw:image xlink:href="Pictures/10000000000006C800000218DC207A4C.png" xlink:type="simple" xlink:show="embed" xlink:actuate="onLoad"/></draw:frame></text:p>
      <text:p text:style-name="Standard"/>
      <text:p text:style-name="Standard"/>
      <text:p text:style-name="Standard"><draw:frame draw:style-name="fr1" draw:name="grafik2" text:anchor-type="paragraph" svg:x="-1.404cm" svg:y="0.256cm" svg:width="20.172cm" svg:height="6.733cm" draw:z-index="1"><draw:image xlink:href="Pictures/10000000000008BA000002EBB9AFC4B5.png" xlink:type="simple" xlink:show="embed" xlink:actuate="onLoad"/></draw:frame></text:p>
      <text:p text:style-name="Standard"/>
      <text:p text:style-name="Standard"/>
      <text:p text:style-name="Standard"><draw:frame draw:style-name="fr1" draw:name="grafik3" text:anchor-type="paragraph" svg:x="-1.766cm" svg:y="0.076cm" svg:width="20.378cm" svg:height="6.461cm" draw:z-index="2"><draw:image xlink:href="Pictures/100000000000092B00000280E0373B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5" text:anchor-type="paragraph" svg:x="0.15cm" svg:y="9.502cm" svg:width="17cm" svg:height="7.235cm" draw:z-index="4"><draw:image xlink:href="Pictures/1000000000000692000002CC487F2EEB.png" xlink:type="simple" xlink:show="embed" xlink:actuate="onLoad"/></draw:frame><draw:frame draw:style-name="fr1" draw:name="grafik4" text:anchor-type="paragraph" svg:x="0.071cm" svg:y="0.436cm" svg:width="17cm" svg:height="8.775cm" draw:z-index="3"><draw:image xlink:href="Pictures/10000000000006230000032BE147823C.png" xlink:type="simple" xlink:show="embed" xlink:actuate="onLoad"/></draw:frame><text:soft-page-break/></text:p>
      <text:p text:style-name="Standard"/>
      <text:p text:style-name="Standard"><draw:frame draw:style-name="fr3" draw:name="grafik6" text:anchor-type="paragraph" svg:width="19.9cm" svg:height="4.942cm" draw:z-index="6"><draw:image xlink:href="Pictures/10000000000008E9000001B06D230C53.png" xlink:type="simple" xlink:show="embed" xlink:actuate="onLoad"/></draw:frame></text:p>
      <text:p text:style-name="Standard"><draw:frame draw:style-name="fr2" draw:name="grafik7" text:anchor-type="paragraph" svg:width="17cm" svg:height="6.242cm" draw:z-index="5"><draw:image xlink:href="Pictures/10000000000005E2000002296F921729.png" xlink:type="simple" xlink:show="embed" xlink:actuate="onLoad"/></draw:frame><text:soft-page-break/></text:p>
      <text:p text:style-name="Standard"/>
      <text:p text:style-name="Standard"><draw:frame draw:style-name="fr4" draw:name="grafik8" text:anchor-type="paragraph" svg:width="17cm" svg:height="5.937cm" draw:z-index="7"><draw:image xlink:href="Pictures/1000000000000561000001E17689DE73.png" xlink:type="simple" xlink:show="embed" xlink:actuate="onLoad"/></draw:frame></text:p>
      <text:p text:style-name="Standard"><draw:frame draw:style-name="fr4" draw:name="grafik9" text:anchor-type="paragraph" svg:width="17cm" svg:height="3.224cm" draw:z-index="8"><draw:image xlink:href="Pictures/10000000000006C100000148BDB3D878.png" xlink:type="simple" xlink:show="embed" xlink:actuate="onLoad"/></draw:frame></text:p>
      <text:p text:style-name="Standard"><draw:frame draw:style-name="fr4" draw:name="grafik10" text:anchor-type="paragraph" svg:width="17cm" svg:height="7.945cm" draw:z-index="9"><draw:image xlink:href="Pictures/10000000000002EF0000015F55A8BB1A.png" xlink:type="simple" xlink:show="embed" xlink:actuate="onLoad"/></draw:frame></text:p>
      <text:p text:style-name="Standard"/>
      <text:p text:style-name="Standard"/>
      <text:p text:style-name="Standard"><draw:frame draw:style-name="fr3" draw:name="grafik11" text:anchor-type="paragraph" svg:width="15.69cm" svg:height="14.658cm" draw:z-index="10"><draw:image xlink:href="Pictures/10000000000002510000022AA56EA0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45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10-10T21:47:48.14</meta:creation-date>
    <meta:printed-by>orhan mekic</meta:printed-by>
    <meta:print-date>2016-10-10T22:03:32</meta:print-date>
    <meta:document-statistic meta:table-count="0" meta:image-count="11" meta:object-count="0" meta:page-count="4" meta:paragraph-count="0" meta:word-count="0" meta:character-count="0"/>
    <dc:date>2016-10-10T22:13:24.51</dc:date>
    <dc:creator>orhan mekic</dc:creator>
    <meta:editing-duration>PT10M24S</meta:editing-duration>
    <meta:editing-cycles>1</meta:editing-cycles>
    <meta:generator>OpenOffice/4.1.1$Win32 OpenOffice.org_project/411m6$Build-9775</meta:generator>
  </office:meta>
</office:document-meta>
</file>